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aa542" style:font-size-asian="16pt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6pt" officeooo:rsid="002aa542" officeooo:paragraph-rsid="002aa542" style:font-size-asian="16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font-size="16pt" officeooo:rsid="002ba386" officeooo:paragraph-rsid="002ba386" style:font-size-asian="16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6pt" officeooo:rsid="002c2fc4" officeooo:paragraph-rsid="002c2fc4" style:font-size-asian="16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font-size="16pt" fo:font-weight="bold" officeooo:rsid="002aa542" officeooo:paragraph-rsid="002aa542" style:font-size-asian="16pt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font-size="16pt" officeooo:rsid="00201211" style:font-size-asian="16pt"/>
    </style:style>
    <style:style style:name="T6" style:family="text">
      <style:text-properties fo:font-size="16pt" officeooo:rsid="002aa542" style:font-size-asian="16pt"/>
    </style:style>
    <style:style style:name="T7" style:family="text">
      <style:text-properties officeooo:rsid="00255b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OTTIN</text:span><text:span text:style-name="T2"><text:tab/><text:tab/><text:tab/><text:tab/><text:tab/><text:tab/><text:tab/><text:tab/><text:tab/></text:span><text:span text:style-name="T6">21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5">25</text:span></text:p>
      <text:p text:style-name="P4">Suivi de Projet – Projet Arcanor</text:p>
      <text:p text:style-name="P4"/>
      <text:p text:style-name="P2"/>
      <text:p text:style-name="P3">Résumé :</text:p>
      <text:p text:style-name="P10">-Partie Terminal :</text:p>
      <text:p text:style-name="P7">-Correction d’un bug de Game menant à la suppression des <text:tab/>autres sauvegardes lors d’une sauvegarde.</text:p>
      <text:p text:style-name="P7">-Affichage des numéros des colonnes et lignes lors de l’affichage <text:tab/>de la grille de jeu</text:p>
      <text:p text:style-name="P8">-Protection des pions arrivés sur la ligne d’arrivée (classe Board, méthode movePiece)</text:p>
      <text:p text:style-name="P9">-Adaptation de la démo du CardLayout pour réagir aux pressages de boutons</text:p>
      <text:p text:style-name="P9"/>
      <text:p text:style-name="P7"/>
      <text:p text:style-name="P10">Partie IHM :</text:p>
      <text:p text:style-name="P6">-<text:span text:style-name="T7">Création d’une classe ButtonMenu (bouton menant à un menu)</text:span></text:p>
      <text:p text:style-name="P7">-Création de MenuListener (bouton dédié aux ButtonMen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13</meta:editing-cycles>
    <meta:print-date>2018-05-24T06:58:00</meta:print-date>
    <meta:creation-date>2018-05-24T06:16:00</meta:creation-date>
    <dc:date>2018-06-21T17:32:34.294592760</dc:date>
    <meta:editing-duration>PT3H28M10S</meta:editing-duration>
    <meta:generator>LibreOffice/5.3.7.2.0$Linux_X86_64 LibreOffice_project/30$Build-2</meta:generator>
    <meta:document-statistic meta:table-count="0" meta:image-count="0" meta:object-count="0" meta:page-count="1" meta:paragraph-count="12" meta:word-count="92" meta:character-count="588" meta:non-whitespace-character-count="4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